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ook antiqua" svg:font-family="'book antiqua', verdan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list-style-name="L1"/>
    <style:style style:name="T1" style:family="text">
      <style:text-properties style:font-name="book antiqua" fo:font-weight="bold"/>
    </style:style>
    <style:style style:name="T2" style:family="text">
      <style:text-properties style:font-name="book antiqua" fo:font-size="10pt"/>
    </style:style>
    <style:style style:name="T3" style:family="text">
      <style:text-properties fo:color="#000000" style:font-name="Times New Roman1" fo:font-size="20pt" fo:font-style="italic" style:font-name-asian="Times New Roman1" style:font-size-asian="20pt" style:font-style-asian="italic" style:font-name-complex="Times New Roman1" style:font-size-complex="20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36191391" text:style-name="L1">
        <text:list-item>
          <text:p text:style-name="P1">Aerospace Corporation „GPS Primer” (<text:a xlink:type="simple" xlink:href="http://www.aero.org/">http://www.aero.org/</text:a>) 05/2008,</text:p>
        </text:list-item>
        <text:list-item>
          <text:p text:style-name="P1">Satelitarne systemy nawigacji (<text:a xlink:type="simple" xlink:href="http://www.kt.agh.edu.pl/~brus/satelity/navi.html">http://www.kt.agh.edu.pl/~brus/satelity/navi.html</text:a>) 04/2009,</text:p>
        </text:list-item>
        <text:list-item>
          <text:p text:style-name="P1">Warren Hewerdine „NMEA Reference Manual” (<text:a xlink:type="simple" xlink:href="http://www.sirf.com/">http://www.sirf.com/</text:a>) 07/2008,</text:p>
        </text:list-item>
        <text:list-item>
          <text:p text:style-name="P1">Google Maps API (<text:a xlink:type="simple" xlink:href="http://code.google.com/apis/maps/">http://code.google.com/apis/maps/</text:a>) 11/2008,</text:p>
        </text:list-item>
        <text:list-item>
          <text:p text:style-name="P1">OpenStreetMap (<text:a xlink:type="simple" xlink:href="http://www.openstreetmap.org/">http://www.openstreetmap.org/</text:a>) 11/05/2009,</text:p>
        </text:list-item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ook antiqua" svg:font-family="'book antiqua', verdan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2.319504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6" style:display-name="Heading 6" style:family="paragraph" style:parent-style-name="Header" style:next-style-name="Text_20_body" style:class="text" style:default-outline-level="6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C.2.1404" style:family="text" style:parent-style-name="Default">
      <style:text-properties fo:font-size="20pt" fo:font-style="italic" style:font-size-asian="20pt" style:font-style-asian="italic" style:font-size-complex="20pt" style:font-style-complex="italic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5-12T16:19:07.74</dc:date>
    <dc:creator>m d</dc:creator>
    <meta:editing-duration>PT00H15M57S</meta:editing-duration>
    <meta:editing-cycles>15</meta:editing-cycles>
    <meta:generator>OpenOffice.org/3.0$Win32 OpenOffice.org_project/300m15$Build-9379</meta:generator>
    <meta:document-statistic meta:table-count="0" meta:image-count="0" meta:object-count="0" meta:page-count="1" meta:paragraph-count="6" meta:word-count="34" meta:character-count="363"/>
  </office:meta>
</office:document-meta>
</file>